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Arial" style:font-family-asian="Arial" style:font-family-complex="Arial" fo:background-color="transparent" fo:color="#000000"/>
    </style:style>
    <style:style style:name="T9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Arial" style:font-family-asian="Arial" style:font-family-complex="Arial" fo:background-color="#ffffff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1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'Arial, sans-serif'" style:font-family-asian="'Arial, sans-serif'" style:font-family-complex="'Arial, sans-serif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2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30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50.00%" fo:text-align="justify"/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  <style:tab-stop style:position="54117.30pt" style:char="." style:type="char"/>
          <style:tab-stop style:position="81302.85pt"/>
        </style:tab-stops>
      </style:paragraph-properties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  <style:tab-stop style:position="54117.30pt" style:char="." style:type="char"/>
          <style:tab-stop style:position="81302.85pt"/>
        </style:tab-stops>
      </style:paragraph-properties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10.25pt"/>
          <style:tab-stop style:position="3286.90pt" style:type="center"/>
          <style:tab-stop style:position="421118.90pt" style:type="right"/>
          <style:tab-stop style:position="706250.05pt"/>
        </style:tab-stops>
      </style:paragraph-properties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10.25pt"/>
          <style:tab-stop style:position="3286.90pt" style:type="center"/>
          <style:tab-stop style:position="421118.90pt" style:type="right"/>
          <style:tab-stop style:position="706250.05pt"/>
        </style:tab-stops>
      </style:paragraph-properties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10.25pt"/>
          <style:tab-stop style:position="3286.90pt" style:type="center"/>
          <style:tab-stop style:position="421118.90pt" style:type="right"/>
          <style:tab-stop style:position="706250.05pt"/>
        </style:tab-stops>
      </style:paragraph-properties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110.25pt"/>
          <style:tab-stop style:position="3286.90pt" style:type="center"/>
          <style:tab-stop style:position="421118.90pt" style:type="right"/>
          <style:tab-stop style:position="706250.05p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10.25pt"/>
          <style:tab-stop style:position="3286.90pt" style:type="center"/>
          <style:tab-stop style:position="421118.90pt" style:type="right"/>
          <style:tab-stop style:position="706250.05pt"/>
        </style:tab-stops>
      </style:paragraph-properties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10.25pt"/>
          <style:tab-stop style:position="3286.90pt" style:type="center"/>
          <style:tab-stop style:position="421118.90pt" style:type="right"/>
          <style:tab-stop style:position="706250.05pt"/>
        </style:tab-stops>
      </style:paragraph-properties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10.25pt"/>
          <style:tab-stop style:position="3286.90pt" style:type="center"/>
          <style:tab-stop style:position="421118.90pt" style:type="right"/>
          <style:tab-stop style:position="706250.05pt"/>
        </style:tab-stops>
      </style:paragraph-properties>
    </style:style>
    <style:style style:name="P31" style:family="paragraph">
      <style:paragraph-properties fo:line-height="150.00%" fo:text-align="justify"/>
    </style:style>
    <style:style style:name="P32" style:family="paragraph">
      <style:paragraph-properties fo:line-height="150.00%" fo:text-align="center"/>
    </style:style>
    <style:style style:name="P33" style:family="paragraph">
      <style:paragraph-properties fo:line-height="150.00%" fo:text-align="lef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37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44" style:family="paragraph">
      <style:paragraph-properties fo:line-height="100.00%" fo:text-align="center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18.00pt" fo:text-indent="18.00pt"/>
    </style:style>
    <style:style style:name="P46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56" style:family="paragraph">
      <style:paragraph-properties fo:line-height="100.00%" fo:text-align="center"/>
    </style:style>
    <text:list-style style:name="L57">
      <text:list-level-style-bullet text:level="1" text:bullet-char="•">
        <style:list-level-properties text:space-before="17.00pt" text:min-label-width="18.00pt"/>
        <style:text-properties fo:font-family="Symbol"/>
      </text:list-level-style-bullet>
    </text:list-style>
    <style:style style:name="P57" style:family="paragraph">
      <style:paragraph-properties fo:line-height="100.00%" fo:text-align="left" fo:margin-left="-1.00pt" fo:text-indent="1.00pt"/>
    </style:style>
    <style:style style:name="P58" style:family="paragraph">
      <style:paragraph-properties fo:line-height="100.00%" fo:text-align="left" fo:margin-left="-35.00pt" fo:text-indent="18.00pt"/>
    </style:style>
    <style:style style:name="P59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60" style:family="paragraph">
      <style:paragraph-properties fo:line-height="150.00%" fo:text-align="left"/>
    </style:style>
    <style:style style:name="P61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64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68" style:family="paragraph">
      <style:paragraph-properties fo:line-height="100.00%" fo:text-align="center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71" style:family="paragraph">
      <style:paragraph-properties fo:line-height="100.00%" fo:text-align="center"/>
    </style:style>
    <text:list-style style:name="L7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2" style:family="paragraph">
      <style:paragraph-properties fo:line-height="100.00%" fo:text-align="left" fo:margin-left="-18.00pt" fo:text-indent="18.00pt"/>
    </style:style>
    <style:style style:name="P73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77" style:family="paragraph">
      <style:paragraph-properties fo:line-height="100.00%" fo:text-align="center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80" style:family="paragraph">
      <style:paragraph-properties fo:line-height="100.00%" fo:text-align="center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83" style:family="paragraph">
      <style:paragraph-properties fo:line-height="100.00%" fo:text-align="center"/>
    </style:style>
    <text:list-style style:name="L8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4" style:family="paragraph">
      <style:paragraph-properties fo:line-height="100.00%" fo:text-align="left" fo:margin-left="-18.00pt" fo:text-indent="18.00pt"/>
    </style:style>
    <style:style style:name="P85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88" style:family="paragraph">
      <style:paragraph-properties fo:line-height="100.00%" fo:text-align="center"/>
    </style:style>
    <style:style style:name="P89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90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91" style:family="paragraph">
      <style:paragraph-properties fo:line-height="100.00%" fo:text-align="center"/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94" style:family="paragraph">
      <style:paragraph-properties fo:line-height="100.00%" fo:text-align="center"/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97" style:family="paragraph">
      <style:paragraph-properties fo:line-height="100.00%" fo:text-align="center"/>
    </style:style>
    <text:list-style style:name="L9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8" style:family="paragraph">
      <style:paragraph-properties fo:line-height="100.00%" fo:text-align="left" fo:margin-left="-18.00pt" fo:text-indent="18.00pt"/>
    </style:style>
    <style:style style:name="P99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00" style:family="paragraph">
      <style:paragraph-properties fo:line-height="100.00%" fo:text-align="center"/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03" style:family="paragraph">
      <style:paragraph-properties fo:line-height="100.00%" fo:text-align="center"/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06" style:family="paragraph">
      <style:paragraph-properties fo:line-height="100.00%" fo:text-align="center"/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09" style:family="paragraph">
      <style:paragraph-properties fo:line-height="100.00%" fo:text-align="center"/>
    </style:style>
    <text:list-style style:name="L1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0" style:family="paragraph">
      <style:paragraph-properties fo:line-height="100.00%" fo:text-align="left" fo:margin-left="-18.00pt" fo:text-indent="18.00pt"/>
    </style:style>
    <style:style style:name="P111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14" style:family="paragraph">
      <style:paragraph-properties fo:line-height="100.00%" fo:text-align="center"/>
    </style:style>
    <style:style style:name="P115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16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20" style:family="paragraph">
      <style:paragraph-properties fo:line-height="100.00%" fo:text-align="center"/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23" style:family="paragraph">
      <style:paragraph-properties fo:line-height="100.00%" fo:text-align="center"/>
    </style:style>
    <text:list-style style:name="L1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4" style:family="paragraph">
      <style:paragraph-properties fo:line-height="100.00%" fo:text-align="left" fo:margin-left="-18.00pt" fo:text-indent="18.00pt"/>
    </style:style>
    <style:style style:name="P125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26" style:family="paragraph">
      <style:paragraph-properties fo:line-height="100.00%" fo:text-align="center"/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32" style:family="paragraph">
      <style:paragraph-properties fo:line-height="100.00%" fo:text-align="center"/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35" style:family="paragraph">
      <style:paragraph-properties fo:line-height="100.00%" fo:text-align="center"/>
    </style:style>
    <text:list-style style:name="L1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6" style:family="paragraph">
      <style:paragraph-properties fo:line-height="100.00%" fo:text-align="left" fo:margin-left="-18.00pt" fo:text-indent="18.00pt"/>
    </style:style>
    <style:style style:name="P137" style:family="paragraph">
      <style:paragraph-properties fo:line-height="100.00%" fo:text-align="justify" fo:margin-left="2.75pt" fo:text-indent="-2.75pt">
        <style:tab-stops>
          <style:tab-stop style:position="110.25pt" style:type="center"/>
          <style:tab-stop style:position="3286.90pt" style:type="center"/>
        </style:tab-stops>
      </style:paragraph-properties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 fo:margin-left="8.00pt" fo:text-indent="-2.75pt">
        <style:tab-stops>
          <style:tab-stop style:position="105.00pt" style:type="center"/>
          <style:tab-stop style:position="16440.25pt"/>
        </style:tab-stops>
      </style:paragraph-properties>
    </style:style>
    <style:style style:name="P140" style:family="paragraph">
      <style:paragraph-properties fo:line-height="100.00%" fo:text-align="center"/>
    </style:style>
    <style:style style:name="P141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42" style:family="paragraph">
      <style:paragraph-properties fo:line-height="100.00%" fo:text-align="left" fo:margin-left="8.00pt" fo:text-indent="-2.75pt">
        <style:tab-stops>
          <style:tab-stop style:position="105.00pt" style:type="center"/>
          <style:tab-stop style:position="16440.25pt"/>
        </style:tab-stops>
      </style:paragraph-properties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46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47" style:family="paragraph">
      <style:paragraph-properties fo:line-height="100.00%" fo:text-align="center"/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50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51" style:family="paragraph">
      <style:paragraph-properties fo:line-height="100.00%" fo:text-align="center"/>
    </style:style>
    <text:list-style style:name="L15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2" style:family="paragraph">
      <style:paragraph-properties fo:line-height="100.00%" fo:text-align="left" fo:margin-left="-18.00pt" fo:text-indent="18.00pt"/>
    </style:style>
    <style:style style:name="P153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54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55" style:family="paragraph">
      <style:paragraph-properties fo:line-height="100.00%" fo:text-align="center"/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58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59" style:family="paragraph">
      <style:paragraph-properties fo:line-height="100.00%" fo:text-align="center"/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62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63" style:family="paragraph">
      <style:paragraph-properties fo:line-height="100.00%" fo:text-align="center"/>
    </style:style>
    <style:style style:name="P164" style:family="paragraph">
      <style:paragraph-properties fo:line-height="100.00%" fo:text-align="left"/>
    </style:style>
    <style:style style:name="P165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66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8.00pt" fo:text-indent="-2.75pt">
        <style:tab-stops>
          <style:tab-stop style:position="105.00pt" style:type="center"/>
          <style:tab-stop style:position="16440.25pt"/>
        </style:tab-stops>
      </style:paragraph-properties>
    </style:style>
    <style:style style:name="P171" style:family="paragraph">
      <style:paragraph-properties fo:line-height="100.00%" fo:text-align="center"/>
    </style:style>
    <style:style style:name="P172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73" style:family="paragraph">
      <style:paragraph-properties fo:line-height="100.00%" fo:text-align="left" fo:margin-left="8.00pt" fo:text-indent="-2.75pt">
        <style:tab-stops>
          <style:tab-stop style:position="105.00pt" style:type="center"/>
          <style:tab-stop style:position="16440.25pt"/>
        </style:tab-stops>
      </style:paragraph-properties>
    </style:style>
    <style:style style:name="P174" style:family="paragraph">
      <style:paragraph-properties fo:line-height="100.00%" fo:text-align="center"/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77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78" style:family="paragraph">
      <style:paragraph-properties fo:line-height="100.00%" fo:text-align="center"/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81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82" style:family="paragraph">
      <style:paragraph-properties fo:line-height="100.00%" fo:text-align="center"/>
    </style:style>
    <text:list-style style:name="L18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3" style:family="paragraph">
      <style:paragraph-properties fo:line-height="100.00%" fo:text-align="left" fo:margin-left="-18.00pt" fo:text-indent="18.00pt"/>
    </style:style>
    <style:style style:name="P184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85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86" style:family="paragraph">
      <style:paragraph-properties fo:line-height="100.00%" fo:text-align="center"/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89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90" style:family="paragraph">
      <style:paragraph-properties fo:line-height="100.00%" fo:text-align="center"/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93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94" style:family="paragraph">
      <style:paragraph-properties fo:line-height="100.00%" fo:text-align="center"/>
    </style:style>
    <style:style style:name="P195" style:family="paragraph">
      <style:paragraph-properties fo:line-height="100.00%" fo:text-align="left"/>
    </style:style>
    <style:style style:name="P196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97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198" style:family="paragraph">
      <style:paragraph-properties fo:line-height="100.00%" fo:text-align="center"/>
    </style:style>
    <style:style style:name="P199" style:family="paragraph">
      <style:paragraph-properties fo:line-height="100.00%" fo:text-align="left"/>
    </style:style>
    <style:style style:name="P200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01" style:family="paragraph">
      <style:paragraph-properties fo:line-height="150.00%" fo:text-align="justify"/>
    </style:style>
    <style:style style:name="P202" style:family="paragraph">
      <style:paragraph-properties fo:line-height="100.00%" fo:text-align="left" fo:margin-left="8.00pt" fo:text-indent="-2.75pt">
        <style:tab-stops>
          <style:tab-stop style:position="105.00pt" style:type="center"/>
          <style:tab-stop style:position="16440.25pt"/>
        </style:tab-stops>
      </style:paragraph-properties>
    </style:style>
    <style:style style:name="P203" style:family="paragraph">
      <style:paragraph-properties fo:line-height="100.00%" fo:text-align="center"/>
    </style:style>
    <style:style style:name="P204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05" style:family="paragraph">
      <style:paragraph-properties fo:line-height="100.00%" fo:text-align="left" fo:margin-left="8.00pt" fo:text-indent="-2.75pt">
        <style:tab-stops>
          <style:tab-stop style:position="105.00pt" style:type="center"/>
          <style:tab-stop style:position="16440.25pt"/>
        </style:tab-stops>
      </style:paragraph-properties>
    </style:style>
    <style:style style:name="P206" style:family="paragraph">
      <style:paragraph-properties fo:line-height="100.00%" fo:text-align="center"/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09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10" style:family="paragraph">
      <style:paragraph-properties fo:line-height="100.00%" fo:text-align="center"/>
    </style:style>
    <style:style style:name="P211" style:family="paragraph">
      <style:paragraph-properties fo:line-height="100.00%" fo:text-align="left"/>
    </style:style>
    <style:style style:name="P212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13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14" style:family="paragraph">
      <style:paragraph-properties fo:line-height="100.00%" fo:text-align="center"/>
    </style:style>
    <text:list-style style:name="L2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5" style:family="paragraph">
      <style:paragraph-properties fo:line-height="100.00%" fo:text-align="left" fo:margin-left="-18.00pt" fo:text-indent="18.00pt"/>
    </style:style>
    <style:style style:name="P216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17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18" style:family="paragraph">
      <style:paragraph-properties fo:line-height="100.00%" fo:text-align="center"/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21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22" style:family="paragraph">
      <style:paragraph-properties fo:line-height="100.00%" fo:text-align="center"/>
    </style:style>
    <style:style style:name="P223" style:family="paragraph">
      <style:paragraph-properties fo:line-height="100.00%" fo:text-align="left"/>
    </style:style>
    <style:style style:name="P224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25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26" style:family="paragraph">
      <style:paragraph-properties fo:line-height="100.00%" fo:text-align="center"/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29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30" style:family="paragraph">
      <style:paragraph-properties fo:line-height="100.00%" fo:text-align="center"/>
    </style:style>
    <style:style style:name="P231" style:family="paragraph">
      <style:paragraph-properties fo:line-height="100.00%" fo:text-align="left"/>
    </style:style>
    <style:style style:name="P232" style:family="paragraph">
      <style:paragraph-properties fo:line-height="100.00%" fo:text-align="left" fo:margin-left="2.75pt" fo:text-indent="-2.75pt">
        <style:tab-stops>
          <style:tab-stop style:position="110.25pt" style:type="center"/>
          <style:tab-stop style:position="16445.50pt"/>
        </style:tab-stops>
      </style:paragraph-properties>
    </style:style>
    <style:style style:name="P233" style:family="paragraph">
      <style:paragraph-properties fo:line-height="150.00%" fo:text-align="justify"/>
    </style:style>
    <style:style style:name="P234" style:family="paragraph">
      <style:paragraph-properties fo:line-height="150.00%" fo:text-align="center"/>
    </style:style>
    <style:style style:name="P235" style:family="paragraph">
      <style:paragraph-properties fo:line-height="150.00%" fo:text-align="left"/>
    </style:style>
    <style:style style:name="P236" style:family="paragraph">
      <style:paragraph-properties fo:line-height="150.00%" fo:text-align="center"/>
    </style:style>
    <style:style style:name="P237" style:family="paragraph">
      <style:paragraph-properties fo:line-height="150.00%" fo:text-align="justify"/>
    </style:style>
    <style:style style:name="TableColumn0100" style:family="table-column">
      <style:table-column-properties style:column-width="1.569444in"/>
    </style:style>
    <style:style style:name="TableColumn0101" style:family="table-column">
      <style:table-column-properties style:column-width="1.263889in"/>
    </style:style>
    <style:style style:name="TableColumn0102" style:family="table-column">
      <style:table-column-properties style:column-width="2.958333in"/>
    </style:style>
    <style:style style:name="TableColumn0103" style:family="table-column">
      <style:table-column-properties style:column-width="0.901389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1.569444in"/>
    </style:style>
    <style:style style:name="TableColumn0201" style:family="table-column">
      <style:table-column-properties style:column-width="5.123611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olumn0300" style:family="table-column">
      <style:table-column-properties style:column-width="1.569444in"/>
    </style:style>
    <style:style style:name="TableColumn0301" style:family="table-column">
      <style:table-column-properties style:column-width="5.123611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olumn0400" style:family="table-column">
      <style:table-column-properties style:column-width="1.569444in"/>
    </style:style>
    <style:style style:name="TableColumn0401" style:family="table-column">
      <style:table-column-properties style:column-width="5.123611in"/>
    </style:style>
    <style:style style:name="Table04" style:family="table">
      <style:table-properties style:width="6.693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4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4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olumn0500" style:family="table-column">
      <style:table-column-properties style:column-width="1.569444in"/>
    </style:style>
    <style:style style:name="TableColumn0501" style:family="table-column">
      <style:table-column-properties style:column-width="5.123611in"/>
    </style:style>
    <style:style style:name="Table05" style:family="table">
      <style:table-properties style:width="6.69305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5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cccccc"/>
    </style:style>
    <style:style style:name="TableCell05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olumn0600" style:family="table-column">
      <style:table-column-properties style:column-width="1.569444in"/>
    </style:style>
    <style:style style:name="TableColumn0601" style:family="table-column">
      <style:table-column-properties style:column-width="5.123611in"/>
    </style:style>
    <style:style style:name="Table06" style:family="table">
      <style:table-properties style:width="6.693056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602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603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604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605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606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607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Column0700" style:family="table-column">
      <style:table-column-properties style:column-width="1.569444in"/>
    </style:style>
    <style:style style:name="TableColumn0701" style:family="table-column">
      <style:table-column-properties style:column-width="5.123611in"/>
    </style:style>
    <style:style style:name="Table07" style:family="table">
      <style:table-properties style:width="6.693056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700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Row0701" style:family="table-row">
      <style:table-row-properties/>
    </style:style>
    <style:style style:name="TableCell0701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701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702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703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704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705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706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707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Column0800" style:family="table-column">
      <style:table-column-properties style:column-width="1.569444in"/>
    </style:style>
    <style:style style:name="TableColumn0801" style:family="table-column">
      <style:table-column-properties style:column-width="5.123611in"/>
    </style:style>
    <style:style style:name="Table08" style:family="table">
      <style:table-properties style:width="6.693056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800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Row0801" style:family="table-row">
      <style:table-row-properties/>
    </style:style>
    <style:style style:name="TableCell0801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801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802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803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804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805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806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cccccc"/>
    </style:style>
    <style:style style:name="TableCell0807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</office:automatic-styles>
  <office:body>
    <office:text>
      <text:p text:style-name="P1"><draw:frame text:anchor-type="as-char" svg:width="117.74mm" svg:height="49.48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Proposta de Especificação de Software<text:line-break/>Sistema para Gerenciamento de ITCPs</text:span></text:p>
      <text:p text:style-name="P3"><text:span text:style-name="T3"/></text:p>
      <text:p text:style-name="P3"><text:span text:style-name="T4">SIGITEC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6">Grupo: Alisson Fernandes, Amauri Pereira, Jean Carlos e Thales Vinicius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4"><text:span text:style-name="T8"><text:line-break/></text:span><text:span text:style-name="T9">Januária/MG<text:line-break/>Março de 2015</text:span></text:p>
      <text:p text:style-name="P6"><draw:frame text:anchor-type="as-char" svg:width="117.74mm" svg:height="49.48mm" style:rel-width="scale" style:rel-height="scale"><draw:object-ole xlink:href="OleObj2"/><draw:image xlink:href="ObjectReplacements/OleObj2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1">Proposta de Especificação de Software Sistema para Gerenciamento de ITCPs</text:span></text:p>
      <text:p text:style-name="P6"><text:span text:style-name="T12"/></text:p>
      <text:p text:style-name="P6"><text:span text:style-name="T13">SIGITEC</text:span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7"><text:span text:style-name="T15">Este documento apresenta a<text:line-break/>proposta do Sistema para<text:line-break/>Gerenciamento de ITCPs - SIGITEC, que tem como<text:line-break/>principal função auxiliar o gerenciamento de informações de ITCPs. Para a construção do software foi feita a análise de requisitos, aplicação de técnicas de modelagem do esquema e das classes.</text:span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10"><text:span text:style-name="T17">Januária/MG<text:line-break/>Março de 2015</text:span></text:p>
      <text:p text:style-name="P12"><text:span text:style-name="T18">1. Introdução</text:span></text:p>
      <text:p text:style-name="P13"><text:span text:style-name="T19"/></text:p>
      <text:p text:style-name="P13"><text:span text:style-name="T20">1.1 Introdução a situação problema</text:span></text:p>
      <text:p text:style-name="P13"><text:span text:style-name="T21"/></text:p>
      <text:p text:style-name="P14"><text:span text:style-name="T22"><text:tab/></text:span><text:span text:style-name="T23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4"><text:span text:style-name="T23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span></text:p>
      <text:p text:style-name="P14"><text:span text:style-name="T24"/></text:p>
      <text:p text:style-name="P14"><text:span text:style-name="T25">1.2 Mini Mundo</text:span></text:p>
      <text:p text:style-name="P14"><text:span text:style-name="T26"/></text:p>
      <text:p text:style-name="P14"><text:span text:style-name="T27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span></text:p>
      <text:p text:style-name="P14"><text:span text:style-name="T27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span></text:p>
      <text:p text:style-name="P14"><text:span text:style-name="T27"><text:tab/>É comum que grupos solidários recebam doações, uma doação tem data da doação, nome da entidade doadora e o tipo de doação. </text:span></text:p>
      <text:p text:style-name="P14"><text:span text:style-name="T27">Um grupo solidário realiza compras e vendas de produtos constantemente, porém as informações das mesmas são armazenadas somente por mês. As vendas mensais possuem data e valor total vendido no mês. As compras mensais possuem data e valor total comprado no mês. </text:span></text:p>
      <text:p text:style-name="P14"><text:span text:style-name="T27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span></text:p>
      <text:p text:style-name="P14"><text:span text:style-name="T28">Grupos solidários possuem ações e atividades a serem realizadas e sempre existira no mínimo um estagiário na ação ou atividade.</text:span></text:p>
      <text:p text:style-name="P14"><text:span text:style-name="T29"/></text:p>
      <text:p text:style-name="P14"><text:span text:style-name="T30">1.3 Documento de Requisitos</text:span></text:p>
      <text:p text:style-name="P14"><text:span text:style-name="T31">O sistema deve possibilitar o armazenamento, edição e exclusão de pessoas, grupos solidários, atividades, ações, doações, empréstimos, Produtos e Transações Financeiras. O sistema deve possibilitar a exibição de<text:s text:c="2"/>pessoas, grupos solidários, atividades, ações, doações, empréstimos, Produtos e Transações Financeiras</text:span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3">2 Análise</text:span></text:p>
      <text:p text:style-name="P14"><text:span text:style-name="T34"/></text:p>
      <text:p text:style-name="P14"><text:span text:style-name="T35">2.1 Diagrama Conceitual</text:span></text:p>
      <text:p text:style-name="P14"><draw:frame text:anchor-type="as-char" svg:width="183.36mm" svg:height="204.26mm" style:rel-width="scale" style:rel-height="scale"><draw:object-ole xlink:href="OleObj3"/><draw:image xlink:href="ObjectReplacements/OleObj3"/></draw:frame><text:span text:style-name="T36"/></text:p>
      <text:p text:style-name="P14"><text:span text:style-name="T36"/></text:p>
      <text:p text:style-name="P14"><text:span text:style-name="T37">2.2 Diagrama de Casos de Uso</text:span></text:p>
      <text:p text:style-name="P14"><text:span text:style-name="T38"/></text:p>
      <text:p text:style-name="P14"><draw:frame text:anchor-type="as-char" svg:width="170.13mm" svg:height="56.62mm" style:rel-width="scale" style:rel-height="scale"><draw:object-ole xlink:href="OleObj4"/><draw:image xlink:href="ObjectReplacements/OleObj4"/></draw:frame><text:span text:style-name="T38"/></text:p>
      <text:p text:style-name="P14"><text:span text:style-name="T39">2.3 Especificação do Caso de Uso</text:span></text:p>
      <text:p text:style-name="P14"><text:span text:style-name="T40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16"><text:span text:style-name="T41">Nome</text:span><text:span text:style-name="T42"/></text:p>
          </table:table-cell>
          <table:table-cell table:style-name="TableCell010001">
            <text:p text:style-name="P16"><text:span text:style-name="T43">Ator(es)</text:span><text:span text:style-name="T44"/></text:p>
          </table:table-cell>
          <table:table-cell table:style-name="TableCell010002">
            <text:p text:style-name="P16"><text:span text:style-name="T45">Descrição</text:span><text:span text:style-name="T46"/></text:p>
          </table:table-cell>
          <table:table-cell table:style-name="TableCell010003">
            <text:p text:style-name="P16"><text:span text:style-name="T47">Referência</text:span></text:p>
            <text:p text:style-name="P16"><text:span text:style-name="T47">Cruzada</text:span><text:span text:style-name="T48"/></text:p>
          </table:table-cell>
        </table:table-row>
        <table:table-row table:style-name="TableRow0101">
          <table:table-cell table:style-name="TableCell010100">
            <text:p text:style-name="P19"><text:span text:style-name="T49">CDU 1: Efetuar Login</text:span><text:span text:style-name="T50"/></text:p>
          </table:table-cell>
          <table:table-cell table:style-name="TableCell010101">
            <text:p text:style-name="P19"><text:span text:style-name="T51">Coordenador, Estagiário.</text:span><text:span text:style-name="T52"/></text:p>
          </table:table-cell>
          <table:table-cell table:style-name="TableCell010102">
            <text:p text:style-name="P19"><text:span text:style-name="T53">O coordenador ou estagiário informa seu nome de usuário e senha. O sistema libera o acesso.</text:span><text:span text:style-name="T54"/></text:p>
          </table:table-cell>
          <table:table-cell table:style-name="TableCell010103">
            <text:p text:style-name="P19"><text:span text:style-name="T55">F1 e F2.</text:span><text:span text:style-name="T56"/></text:p>
          </table:table-cell>
        </table:table-row>
        <table:table-row table:style-name="TableRow0102">
          <table:table-cell table:style-name="TableCell010200">
            <text:p text:style-name="P21"><text:span text:style-name="T57">CDU 2: Gerenciar Pessoa</text:span><text:span text:style-name="T58"/></text:p>
          </table:table-cell>
          <table:table-cell table:style-name="TableCell010201">
            <text:p text:style-name="P21"><text:span text:style-name="T59">Coordenador, Estagiário.</text:span><text:span text:style-name="T60"/></text:p>
          </table:table-cell>
          <table:table-cell table:style-name="TableCell010202">
            <text:p text:style-name="P21"><text:span text:style-name="T61">O coordenador ou estagiário insere, edita ou exclui os próprios dados ou dados de cooperados e associados.</text:span><text:span text:style-name="T62"/></text:p>
          </table:table-cell>
          <table:table-cell table:style-name="TableCell010203">
            <text:p text:style-name="P21"><text:span text:style-name="T63">F2.</text:span><text:span text:style-name="T64"/></text:p>
          </table:table-cell>
        </table:table-row>
        <table:table-row table:style-name="TableRow0103">
          <table:table-cell table:style-name="TableCell010300">
            <text:p text:style-name="P23"><text:span text:style-name="T65">CDU 3: Gerenciar Transação Financeira</text:span><text:span text:style-name="T66"/></text:p>
          </table:table-cell>
          <table:table-cell table:style-name="TableCell010301">
            <text:p text:style-name="P23"><text:span text:style-name="T67">Coordenador, Estagiário.</text:span><text:span text:style-name="T68"/></text:p>
          </table:table-cell>
          <table:table-cell table:style-name="TableCell010302">
            <text:p text:style-name="P23"><text:span text:style-name="T69">O coordenador ou estagiário insere, edita ou exclui alguma doação, empréstimo, compra ou venda.</text:span><text:span text:style-name="T70"/></text:p>
          </table:table-cell>
          <table:table-cell table:style-name="TableCell010303">
            <text:p text:style-name="P23"><text:span text:style-name="T71">F2, F3 e F4.</text:span><text:span text:style-name="T72"/></text:p>
          </table:table-cell>
        </table:table-row>
        <table:table-row table:style-name="TableRow0104">
          <table:table-cell table:style-name="TableCell010400">
            <text:p text:style-name="P25"><text:span text:style-name="T73">CDU 4: </text:span></text:p>
            <text:p text:style-name="P25"><text:span text:style-name="T73">Gerenciar Produto</text:span><text:span text:style-name="T74"/></text:p>
          </table:table-cell>
          <table:table-cell table:style-name="TableCell010401">
            <text:p text:style-name="P25"><text:span text:style-name="T75">Coordenador, Estagiário.</text:span><text:span text:style-name="T76"/></text:p>
          </table:table-cell>
          <table:table-cell table:style-name="TableCell010402">
            <text:p text:style-name="P25"><text:span text:style-name="T77">O coordenador ou estagiário insere, edita ou exclui algum produto do sistema.</text:span><text:span text:style-name="T78"/></text:p>
          </table:table-cell>
          <table:table-cell table:style-name="TableCell010403">
            <text:p text:style-name="P25"><text:span text:style-name="T79">F2 e F4.</text:span><text:span text:style-name="T80"/></text:p>
          </table:table-cell>
        </table:table-row>
        <table:table-row table:style-name="TableRow0105">
          <table:table-cell table:style-name="TableCell010500">
            <text:p text:style-name="P27"><text:span text:style-name="T81">CDU 5: </text:span></text:p>
            <text:p text:style-name="P27"><text:span text:style-name="T81">Gerenciar Ação ou Atividade</text:span><text:span text:style-name="T82"/></text:p>
          </table:table-cell>
          <table:table-cell table:style-name="TableCell010501">
            <text:p text:style-name="P27"><text:span text:style-name="T83">Coordenador, Estagiário.</text:span><text:span text:style-name="T84"/></text:p>
          </table:table-cell>
          <table:table-cell table:style-name="TableCell010502">
            <text:p text:style-name="P27"><text:span text:style-name="T85">O coordenador ou estagiário insere, edita ou exclui ações ou atividades do sistema.</text:span><text:span text:style-name="T86"/></text:p>
          </table:table-cell>
          <table:table-cell table:style-name="TableCell010503">
            <text:p text:style-name="P27"><text:span text:style-name="T87">F2 e F5.</text:span><text:span text:style-name="T88"/></text:p>
          </table:table-cell>
        </table:table-row>
        <table:table-row table:style-name="TableRow0106">
          <table:table-cell table:style-name="TableCell010600">
            <text:p text:style-name="P29"><text:span text:style-name="T89">CDU 6: Gerenciar Grupo Solidário</text:span><text:span text:style-name="T90"/></text:p>
          </table:table-cell>
          <table:table-cell table:style-name="TableCell010601">
            <text:p text:style-name="P29"><text:span text:style-name="T91">Coordenador</text:span><text:span text:style-name="T92"/></text:p>
          </table:table-cell>
          <table:table-cell table:style-name="TableCell010602">
            <text:p text:style-name="P29"><text:span text:style-name="T93">O coordenador insere, edita ou exclui grupos cadastrados no sistema.</text:span><text:span text:style-name="T94"/></text:p>
          </table:table-cell>
          <table:table-cell table:style-name="TableCell010603">
            <text:p text:style-name="P29"><text:span text:style-name="T95">F2 e F6</text:span><text:span text:style-name="T96"/></text:p>
          </table:table-cell>
        </table:table-row>
      </table:table>
      <text:p text:style-name="P31"><text:span text:style-name="T96"/></text:p>
      <text:p text:style-name="P32"><text:span text:style-name="T97">Especificação</text:span></text:p>
      <text:p text:style-name="P33"><text:span text:style-name="T98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5"><text:span text:style-name="T99">CDU 1</text:span><text:span text:style-name="T100"/></text:p>
          </table:table-cell>
          <table:table-cell table:style-name="TableCell020001">
            <text:p text:style-name="P35"><text:span text:style-name="T101">Efetuar Login</text:span><text:span text:style-name="T102"/></text:p>
          </table:table-cell>
        </table:table-row>
        <table:table-row table:style-name="TableRow0201">
          <table:table-cell table:style-name="TableCell020100">
            <text:p text:style-name="P38"><text:span text:style-name="T103">Atores</text:span><text:span text:style-name="T104"/></text:p>
          </table:table-cell>
          <table:table-cell table:style-name="TableCell020101">
            <text:p text:style-name="P39"><text:span text:style-name="T105">Coordenador, Estagiário.</text:span><text:span text:style-name="T106"/></text:p>
          </table:table-cell>
        </table:table-row>
        <table:table-row table:style-name="TableRow0202">
          <table:table-cell table:style-name="TableCell020200">
            <text:p text:style-name="P41"><text:span text:style-name="T107">Pré-condições</text:span><text:span text:style-name="T108"/></text:p>
          </table:table-cell>
          <table:table-cell table:style-name="TableCell020201">
            <text:p text:style-name="P42"><text:span text:style-name="T109">É necessário ter um usuário e senha previamente cadastrados no sistema.</text:span><text:span text:style-name="T110"/></text:p>
          </table:table-cell>
        </table:table-row>
        <table:table-row table:style-name="TableRow0203">
          <table:table-cell table:style-name="TableCell020300">
            <text:p text:style-name="P44"><text:span text:style-name="T111">Fluxo Principal</text:span><text:span text:style-name="T112"/></text:p>
          </table:table-cell>
          <table:table-cell table:style-name="TableCell020301">
            <text:list text:style-name="L45">
              <text:list-item>
                <text:p text:style-name="P45"><text:span text:style-name="T113">O coordenador ouestagiário preenche os campos usuário e senha;</text:span></text:p>
              </text:list-item>
              <text:list-item>
                <text:p text:style-name="P45"><text:span text:style-name="T113">O sistema libera o acesso;</text:span></text:p>
              </text:list-item>
              <text:list-item>
                <text:p text:style-name="P45"><text:span text:style-name="T113">O sistema apresenta a tela de boas-vindas;</text:span></text:p>
              </text:list-item>
              <text:list-item>
                <text:p text:style-name="P45"><text:span text:style-name="T113">O caso de uso termina.</text:span><text:span text:style-name="T114"/></text:p>
              </text:list-item>
            </text:list>
          </table:table-cell>
        </table:table-row>
        <table:table-row table:style-name="TableRow0204">
          <table:table-cell table:style-name="TableCell020400">
            <text:p text:style-name="P47"><text:span text:style-name="T115">Pós-condições</text:span><text:span text:style-name="T116"/></text:p>
          </table:table-cell>
          <table:table-cell table:style-name="TableCell020401">
            <text:p text:style-name="P48"><text:span text:style-name="T117">O coordenador ouestagiário estará logado;</text:span><text:span text:style-name="T118"/></text:p>
          </table:table-cell>
        </table:table-row>
        <table:table-row table:style-name="TableRow0205">
          <table:table-cell table:style-name="TableCell020500">
            <text:p text:style-name="P50"><text:span text:style-name="T119">Fluxo Alternativo</text:span><text:span text:style-name="T120"/></text:p>
          </table:table-cell>
          <table:table-cell table:style-name="TableCell020501">
            <text:p text:style-name="P51"><text:span text:style-name="T120"/></text:p>
          </table:table-cell>
        </table:table-row>
        <table:table-row table:style-name="TableRow0206">
          <table:table-cell table:style-name="TableCell020600">
            <text:p text:style-name="P53"><text:span text:style-name="T121">Fluxo de Exceção</text:span><text:span text:style-name="T122"/></text:p>
          </table:table-cell>
          <table:table-cell table:style-name="TableCell020601">
            <text:p text:style-name="P54"><text:span text:style-name="T123">Ocorre quando o usuário e/ou senha estão incorretos.</text:span></text:p>
            <text:p text:style-name="P54"><text:span text:style-name="T123">1.1. O sistema exibe uma mensagem “Usuário ou senha inválidos!”.</text:span></text:p>
            <text:p text:style-name="P54"><text:span text:style-name="T123">1.2. O caso de uso retorna ao passo 1.</text:span><text:span text:style-name="T124"/></text:p>
          </table:table-cell>
        </table:table-row>
        <table:table-row table:style-name="TableRow0207">
          <table:table-cell table:style-name="TableCell020700">
            <text:p text:style-name="P56"><text:span text:style-name="T125">Regras de Negócio</text:span><text:span text:style-name="T126"/></text:p>
          </table:table-cell>
          <table:table-cell table:style-name="TableCell020701">
            <text:list text:style-name="L57">
              <text:list-item>
                <text:p text:style-name="P57"><text:span text:style-name="T127">O campo login e o campo login não devem ficar em branco.</text:span></text:p>
              </text:list-item>
              <text:list-item>
                <text:p text:style-name="P58"><text:span text:style-name="T127">O campo login deve ter no mínimo 3 caracteres.</text:span></text:p>
              </text:list-item>
              <text:list-item>
                <text:p text:style-name="P58"><text:span text:style-name="T127">O campo senha deve ter no mínimo 6 caracteres.</text:span><text:span text:style-name="T128"/></text:p>
              </text:list-item>
            </text:list>
          </table:table-cell>
        </table:table-row>
      </table:table>
      <text:p text:style-name="P60"><text:span text:style-name="T128"/></text:p>
      <text:p text:style-name="P60"><text:span text:style-name="T128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62"><text:span text:style-name="T129">CDU 2</text:span><text:span text:style-name="T130"/></text:p>
          </table:table-cell>
          <table:table-cell table:style-name="TableCell030001">
            <text:p text:style-name="P62"><text:span text:style-name="T131">Gerenciar Pessoa – Inserir Pessoa</text:span><text:span text:style-name="T132"/></text:p>
          </table:table-cell>
        </table:table-row>
        <table:table-row table:style-name="TableRow0301">
          <table:table-cell table:style-name="TableCell030100">
            <text:p text:style-name="P65"><text:span text:style-name="T133">Atores</text:span><text:span text:style-name="T134"/></text:p>
          </table:table-cell>
          <table:table-cell table:style-name="TableCell030101">
            <text:p text:style-name="P66"><text:span text:style-name="T135">Coordenador, Estagiário.</text:span><text:span text:style-name="T136"/></text:p>
          </table:table-cell>
        </table:table-row>
        <table:table-row table:style-name="TableRow0302">
          <table:table-cell table:style-name="TableCell030200">
            <text:p text:style-name="P68"><text:span text:style-name="T137">Pré-condições</text:span><text:span text:style-name="T138"/></text:p>
          </table:table-cell>
          <table:table-cell table:style-name="TableCell030201">
            <text:p text:style-name="P69"><text:span text:style-name="T139">Estar logado em alguma conta.</text:span><text:span text:style-name="T140"/></text:p>
          </table:table-cell>
        </table:table-row>
        <table:table-row table:style-name="TableRow0303">
          <table:table-cell table:style-name="TableCell030300">
            <text:p text:style-name="P71"><text:span text:style-name="T141">Fluxo Principal</text:span><text:span text:style-name="T142"/></text:p>
          </table:table-cell>
          <table:table-cell table:style-name="TableCell030301">
            <text:list text:style-name="L72">
              <text:list-item>
                <text:p text:style-name="P72"><text:span text:style-name="T143">O coordenador ouestagiário preenche os campos de nome, usuário(login), senha, celular, telefone, endereço, RG, CPF e empreendimento(Caso seja de algum) para inserir pessoas;</text:span></text:p>
              </text:list-item>
              <text:list-item>
                <text:p text:style-name="P72"><text:span text:style-name="T143">O sistema salva os dados;</text:span></text:p>
              </text:list-item>
              <text:list-item>
                <text:p text:style-name="P72"><text:span text:style-name="T143">O sistema exibe uma mensagem de “Cadastro Realizado”.</text:span></text:p>
              </text:list-item>
              <text:list-item>
                <text:p text:style-name="P72"><text:span text:style-name="T143">O caso de uso termina.</text:span><text:span text:style-name="T144"/></text:p>
              </text:list-item>
            </text:list>
          </table:table-cell>
        </table:table-row>
        <table:table-row table:style-name="TableRow0304">
          <table:table-cell table:style-name="TableCell030400">
            <text:p text:style-name="P74"><text:span text:style-name="T145">Pós-condições</text:span><text:span text:style-name="T146"/></text:p>
          </table:table-cell>
          <table:table-cell table:style-name="TableCell030401">
            <text:p text:style-name="P75"><text:span text:style-name="T147">O sistema volta ao menu inicial.</text:span><text:span text:style-name="T148"/></text:p>
          </table:table-cell>
        </table:table-row>
        <table:table-row table:style-name="TableRow0305">
          <table:table-cell table:style-name="TableCell030500">
            <text:p text:style-name="P77"><text:span text:style-name="T149">Fluxo Alternativo</text:span><text:span text:style-name="T150"/></text:p>
          </table:table-cell>
          <table:table-cell table:style-name="TableCell030501">
            <text:p text:style-name="P78"><text:span text:style-name="T150"/></text:p>
          </table:table-cell>
        </table:table-row>
        <table:table-row table:style-name="TableRow0306">
          <table:table-cell table:style-name="TableCell030600">
            <text:p text:style-name="P80"><text:span text:style-name="T151">Fluxo de Exceção</text:span><text:span text:style-name="T152"/></text:p>
          </table:table-cell>
          <table:table-cell table:style-name="TableCell030601">
            <text:p text:style-name="P81"><text:span text:style-name="T153">Ocorre quando algum dado inserido contradiz alguma regra de negócio.</text:span></text:p>
            <text:p text:style-name="P81"><text:span text:style-name="T153">1.1 O sistema pede que os campos sejam revisados.</text:span></text:p>
            <text:p text:style-name="P81"><text:span text:style-name="T153">1.2 O caso retorna ao passo 1.</text:span><text:span text:style-name="T154"/></text:p>
          </table:table-cell>
        </table:table-row>
        <table:table-row table:style-name="TableRow0307">
          <table:table-cell table:style-name="TableCell030700">
            <text:p text:style-name="P83"><text:span text:style-name="T155">Regras de Negócio</text:span><text:span text:style-name="T156"/></text:p>
          </table:table-cell>
          <table:table-cell table:style-name="TableCell030701">
            <text:list text:style-name="L84">
              <text:list-item>
                <text:p text:style-name="P84"><text:span text:style-name="T157">O nome deve conter no mínimo 2 palavras e não possuir números;</text:span></text:p>
              </text:list-item>
              <text:list-item>
                <text:p text:style-name="P84"><text:span text:style-name="T157">O campo login deve ter no mínimo 3 caracteres e não possuir números;</text:span></text:p>
              </text:list-item>
              <text:list-item>
                <text:p text:style-name="P84"><text:span text:style-name="T157">O campo senha deve ter no mínimo 6 caracteres;</text:span></text:p>
              </text:list-item>
              <text:list-item>
                <text:p text:style-name="P84"><text:span text:style-name="T157">O celular deve conter 9 caracteres e não possuir letras;</text:span></text:p>
              </text:list-item>
              <text:list-item>
                <text:p text:style-name="P84"><text:span text:style-name="T157">O telefone deve conter 9 caracteres e não possuir letras;</text:span></text:p>
              </text:list-item>
              <text:list-item>
                <text:p text:style-name="P84"><text:span text:style-name="T157">O endereço deve conter no mínimo 5 caracteres;</text:span></text:p>
              </text:list-item>
              <text:list-item>
                <text:p text:style-name="P84"><text:span text:style-name="T157">Só o coordenador cadastraestagiários.</text:span><text:span text:style-name="T158"/></text:p>
              </text:list-item>
            </text:list>
          </table:table-cell>
        </table:table-row>
      </table:table>
      <text:p text:style-name="P86"><text:span text:style-name="T158"/></text:p>
      <text:p text:style-name="P86"><text:span text:style-name="T158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88"><text:span text:style-name="T159">CDU 2</text:span><text:span text:style-name="T160"/></text:p>
          </table:table-cell>
          <table:table-cell table:style-name="TableCell040001">
            <text:p text:style-name="P88"><text:span text:style-name="T161">Gerenciar Pessoa – Editar Pessoa</text:span><text:span text:style-name="T162"/></text:p>
          </table:table-cell>
        </table:table-row>
        <table:table-row table:style-name="TableRow0401">
          <table:table-cell table:style-name="TableCell040100">
            <text:p text:style-name="P91"><text:span text:style-name="T163">Atores</text:span><text:span text:style-name="T164"/></text:p>
          </table:table-cell>
          <table:table-cell table:style-name="TableCell040101">
            <text:p text:style-name="P92"><text:span text:style-name="T165">Coordenador, Estagiário.</text:span><text:span text:style-name="T166"/></text:p>
          </table:table-cell>
        </table:table-row>
        <table:table-row table:style-name="TableRow0402">
          <table:table-cell table:style-name="TableCell040200">
            <text:p text:style-name="P94"><text:span text:style-name="T167">Pré-condições</text:span><text:span text:style-name="T168"/></text:p>
          </table:table-cell>
          <table:table-cell table:style-name="TableCell040201">
            <text:p text:style-name="P95"><text:span text:style-name="T169">Estar logado em alguma conta.</text:span><text:span text:style-name="T170"/></text:p>
          </table:table-cell>
        </table:table-row>
        <table:table-row table:style-name="TableRow0403">
          <table:table-cell table:style-name="TableCell040300">
            <text:p text:style-name="P97"><text:span text:style-name="T171">Fluxo Principal</text:span><text:span text:style-name="T172"/></text:p>
          </table:table-cell>
          <table:table-cell table:style-name="TableCell040301">
            <text:list text:style-name="L98">
              <text:list-item>
                <text:p text:style-name="P98"><text:span text:style-name="T173">O coordenador ouestagiário seleciona a pessoa a ser editada;</text:span></text:p>
              </text:list-item>
              <text:list-item>
                <text:p text:style-name="P98"><text:span text:style-name="T173">O coordenador ouestagiário altera os campos desejados;</text:span></text:p>
              </text:list-item>
              <text:list-item>
                <text:p text:style-name="P98"><text:span text:style-name="T173">O sistema salva os dados;</text:span></text:p>
              </text:list-item>
              <text:list-item>
                <text:p text:style-name="P98"><text:span text:style-name="T173">O sistema exibe uma mensagem de “Alteração Realizada”;</text:span></text:p>
              </text:list-item>
              <text:list-item>
                <text:p text:style-name="P98"><text:span text:style-name="T173">O caso de uso termina.</text:span><text:span text:style-name="T174"/></text:p>
              </text:list-item>
            </text:list>
          </table:table-cell>
        </table:table-row>
        <table:table-row table:style-name="TableRow0404">
          <table:table-cell table:style-name="TableCell040400">
            <text:p text:style-name="P100"><text:span text:style-name="T175">Pós-condições</text:span><text:span text:style-name="T176"/></text:p>
          </table:table-cell>
          <table:table-cell table:style-name="TableCell040401">
            <text:p text:style-name="P101"><text:span text:style-name="T177">O sistema volta ao menu inicial.</text:span><text:span text:style-name="T178"/></text:p>
          </table:table-cell>
        </table:table-row>
        <table:table-row table:style-name="TableRow0405">
          <table:table-cell table:style-name="TableCell040500">
            <text:p text:style-name="P103"><text:span text:style-name="T179">Fluxo Alternativo</text:span><text:span text:style-name="T180"/></text:p>
          </table:table-cell>
          <table:table-cell table:style-name="TableCell040501">
            <text:p text:style-name="P104"><text:span text:style-name="T180"/></text:p>
          </table:table-cell>
        </table:table-row>
        <table:table-row table:style-name="TableRow0406">
          <table:table-cell table:style-name="TableCell040600">
            <text:p text:style-name="P106"><text:span text:style-name="T181">Fluxo de Exceção</text:span><text:span text:style-name="T182"/></text:p>
          </table:table-cell>
          <table:table-cell table:style-name="TableCell040601">
            <text:p text:style-name="P107"><text:span text:style-name="T183">Ocorre quando algum dado alterado contradiz alguma regra de negócio.</text:span></text:p>
            <text:p text:style-name="P107"><text:span text:style-name="T183">1.1 O sistema pede que os campos sejam revisados.</text:span></text:p>
            <text:p text:style-name="P107"><text:span text:style-name="T183">1.2 O caso retorna ao passo 1.</text:span><text:span text:style-name="T184"/></text:p>
          </table:table-cell>
        </table:table-row>
        <table:table-row table:style-name="TableRow0407">
          <table:table-cell table:style-name="TableCell040700">
            <text:p text:style-name="P109"><text:span text:style-name="T185">Regras de Negócio</text:span><text:span text:style-name="T186"/></text:p>
          </table:table-cell>
          <table:table-cell table:style-name="TableCell040701">
            <text:list text:style-name="L110">
              <text:list-item>
                <text:p text:style-name="P110"><text:span text:style-name="T187">O nome deve conter no mínimo 2 palavras e não possuir números;</text:span></text:p>
              </text:list-item>
              <text:list-item>
                <text:p text:style-name="P110"><text:span text:style-name="T187">O campo login deve ter no mínimo 3 caracteres e não possuir números;</text:span></text:p>
              </text:list-item>
              <text:list-item>
                <text:p text:style-name="P110"><text:span text:style-name="T187">O campo senha deve ter no mínimo 6 caracteres;</text:span></text:p>
              </text:list-item>
              <text:list-item>
                <text:p text:style-name="P110"><text:span text:style-name="T187">O celular deve conter 9 caracteres e não possuir letras;</text:span></text:p>
              </text:list-item>
              <text:list-item>
                <text:p text:style-name="P110"><text:span text:style-name="T187">O telefone deve conter 9 caracteres e não possuir letras;</text:span></text:p>
              </text:list-item>
              <text:list-item>
                <text:p text:style-name="P110"><text:span text:style-name="T187">O endereço deve conter no mínimo 5 caracteres;</text:span></text:p>
              </text:list-item>
              <text:list-item>
                <text:p text:style-name="P110"><text:span text:style-name="T187">Um estagiário não altera dados de outros estagiários ou do coordenador.</text:span><text:span text:style-name="T188"/></text:p>
              </text:list-item>
            </text:list>
          </table:table-cell>
        </table:table-row>
      </table:table>
      <text:p text:style-name="P112"><text:span text:style-name="T188"/></text:p>
      <text:p text:style-name="P112"><text:span text:style-name="T188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14"><text:span text:style-name="T189">CDU 2</text:span><text:span text:style-name="T190"/></text:p>
          </table:table-cell>
          <table:table-cell table:style-name="TableCell050001">
            <text:p text:style-name="P114"><text:span text:style-name="T191">Gerenciar Pessoa – Excluir Pessoa</text:span><text:span text:style-name="T192"/></text:p>
          </table:table-cell>
        </table:table-row>
        <table:table-row table:style-name="TableRow0501">
          <table:table-cell table:style-name="TableCell050100">
            <text:p text:style-name="P117"><text:span text:style-name="T193">Atores</text:span><text:span text:style-name="T194"/></text:p>
          </table:table-cell>
          <table:table-cell table:style-name="TableCell050101">
            <text:p text:style-name="P118"><text:span text:style-name="T195">Coordenador</text:span><text:span text:style-name="T196"/></text:p>
          </table:table-cell>
        </table:table-row>
        <table:table-row table:style-name="TableRow0502">
          <table:table-cell table:style-name="TableCell050200">
            <text:p text:style-name="P120"><text:span text:style-name="T197">Pré-condições</text:span><text:span text:style-name="T198"/></text:p>
          </table:table-cell>
          <table:table-cell table:style-name="TableCell050201">
            <text:p text:style-name="P121"><text:span text:style-name="T199">Estar logado em alguma conta.</text:span><text:span text:style-name="T200"/></text:p>
          </table:table-cell>
        </table:table-row>
        <table:table-row table:style-name="TableRow0503">
          <table:table-cell table:style-name="TableCell050300">
            <text:p text:style-name="P123"><text:span text:style-name="T201">Fluxo Principal</text:span><text:span text:style-name="T202"/></text:p>
          </table:table-cell>
          <table:table-cell table:style-name="TableCell050301">
            <text:list text:style-name="L124">
              <text:list-item>
                <text:p text:style-name="P124"><text:span text:style-name="T203">O coordenador seleciona a pessoa a ser excluída;</text:span></text:p>
              </text:list-item>
              <text:list-item>
                <text:p text:style-name="P124"><text:span text:style-name="T203">O coordenador exclui a pessoa;</text:span></text:p>
              </text:list-item>
              <text:list-item>
                <text:p text:style-name="P124"><text:span text:style-name="T203">O sistema exclui os dados;</text:span></text:p>
              </text:list-item>
              <text:list-item>
                <text:p text:style-name="P124"><text:span text:style-name="T203">O sistema exibe uma mensagem de “Exclusão Realizada”;</text:span></text:p>
              </text:list-item>
              <text:list-item>
                <text:p text:style-name="P124"><text:span text:style-name="T203">O caso de uso termina.</text:span><text:span text:style-name="T204"/></text:p>
              </text:list-item>
            </text:list>
          </table:table-cell>
        </table:table-row>
        <table:table-row table:style-name="TableRow0504">
          <table:table-cell table:style-name="TableCell050400">
            <text:p text:style-name="P126"><text:span text:style-name="T205">Pós-condições</text:span><text:span text:style-name="T206"/></text:p>
          </table:table-cell>
          <table:table-cell table:style-name="TableCell050401">
            <text:p text:style-name="P127"><text:span text:style-name="T207">O sistema volta ao menu inicial.</text:span><text:span text:style-name="T208"/></text:p>
          </table:table-cell>
        </table:table-row>
        <table:table-row table:style-name="TableRow0505">
          <table:table-cell table:style-name="TableCell050500">
            <text:p text:style-name="P129"><text:span text:style-name="T209">Fluxo Alternativo</text:span><text:span text:style-name="T210"/></text:p>
          </table:table-cell>
          <table:table-cell table:style-name="TableCell050501">
            <text:p text:style-name="P130"><text:span text:style-name="T210"/></text:p>
          </table:table-cell>
        </table:table-row>
        <table:table-row table:style-name="TableRow0506">
          <table:table-cell table:style-name="TableCell050600">
            <text:p text:style-name="P132"><text:span text:style-name="T211">Fluxo de Exceção</text:span><text:span text:style-name="T212"/></text:p>
          </table:table-cell>
          <table:table-cell table:style-name="TableCell050601">
            <text:p text:style-name="P133"><text:span text:style-name="T213">Ocorre quando algum dado alterado contradiz alguma regra de negócio.</text:span></text:p>
            <text:p text:style-name="P133"><text:span text:style-name="T213">1.1 O sistema pede que a pessoa a ser excluída, seja desvinculada das atividades ou ações que a estava registrada ou que a ação / atividade seja dada como finalisada.</text:span></text:p>
            <text:p text:style-name="P133"><text:span text:style-name="T213">1.2 O caso retorna ao passo 1.</text:span><text:span text:style-name="T214"/></text:p>
          </table:table-cell>
        </table:table-row>
        <table:table-row table:style-name="TableRow0507">
          <table:table-cell table:style-name="TableCell050700">
            <text:p text:style-name="P135"><text:span text:style-name="T215">Regras de Negócio</text:span><text:span text:style-name="T216"/></text:p>
          </table:table-cell>
          <table:table-cell table:style-name="TableCell050701">
            <text:list text:style-name="L136">
              <text:list-item>
                <text:p text:style-name="P136"><text:span text:style-name="T217">O coordenador não pode excluir pessoas que estejam vinculadas a ações ou atividades até que essas sejam finalizadas ou a pessoa desvinculada da mesma.</text:span><text:span text:style-name="T218"/></text:p>
              </text:list-item>
            </text:list>
          </table:table-cell>
        </table:table-row>
      </table:table>
      <text:p text:style-name="P138"><text:span text:style-name="T218"/></text:p>
      <text:p text:style-name="P138"><text:span text:style-name="T218"/></text:p>
      <text:p text:style-name="P138"><text:span text:style-name="T218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40"><text:span text:style-name="T220">CDU 3</text:span><text:span text:style-name="T221"/></text:p>
          </table:table-cell>
          <table:table-cell table:style-name="TableCell060001">
            <text:p text:style-name="P140"><text:span text:style-name="T222">Gerenciar Atividade/Ação – Inserir Atividade/Ação</text:span><text:span text:style-name="T223"/></text:p>
          </table:table-cell>
        </table:table-row>
        <table:table-row table:style-name="TableRow0601">
          <table:table-cell table:style-name="TableCell060100">
            <text:p text:style-name="P143"><text:span text:style-name="T225">Atores</text:span><text:span text:style-name="T226"/></text:p>
          </table:table-cell>
          <table:table-cell table:style-name="TableCell060101">
            <text:p text:style-name="P144"><text:span text:style-name="T227">Estagiário</text:span><text:span text:style-name="T228"/></text:p>
          </table:table-cell>
        </table:table-row>
        <table:table-row table:style-name="TableRow0602">
          <table:table-cell table:style-name="TableCell060200">
            <text:p text:style-name="P147"><text:span text:style-name="T230">Pré-condições</text:span><text:span text:style-name="T231"/></text:p>
          </table:table-cell>
          <table:table-cell table:style-name="TableCell060201">
            <text:p text:style-name="P148"><text:span text:style-name="T232">1. Estar logado em alguma conta. </text:span></text:p>
            <text:p text:style-name="P148"><text:span text:style-name="T232">2. Estar na Tela Principal do sistema</text:span><text:span text:style-name="T233"/></text:p>
          </table:table-cell>
        </table:table-row>
        <table:table-row table:style-name="TableRow0603">
          <table:table-cell table:style-name="TableCell060300">
            <text:p text:style-name="P151"><text:span text:style-name="T235">Fluxo Principal</text:span><text:span text:style-name="T236"/></text:p>
          </table:table-cell>
          <table:table-cell table:style-name="TableCell060301">
            <text:list text:style-name="L152">
              <text:list-item>
                <text:p text:style-name="P152"><text:span text:style-name="T237"><text:s/>Estagiário seleciona uma opção: Ação ou Atividade</text:span></text:p>
              </text:list-item>
              <text:list-item>
                <text:p text:style-name="P152"><text:span text:style-name="T237"><text:s/>O Estagiário seleciona o grupo solidário que irá realizar a atividade ou ação;</text:span></text:p>
              </text:list-item>
              <text:list-item>
                <text:p text:style-name="P152"><text:span text:style-name="T237">O Estagiário insere os dados da atividade/Ação;</text:span></text:p>
              </text:list-item>
              <text:list-item>
                <text:p text:style-name="P152"><text:span text:style-name="T237">O sistema insere os dados;</text:span></text:p>
              </text:list-item>
              <text:list-item>
                <text:p text:style-name="P152"><text:span text:style-name="T237">O sistema exibe uma mensagem de “Inclusão Realizada”;</text:span></text:p>
              </text:list-item>
              <text:list-item>
                <text:p text:style-name="P152"><text:span text:style-name="T237">O caso de uso termina.</text:span><text:span text:style-name="T238"/></text:p>
              </text:list-item>
            </text:list>
          </table:table-cell>
        </table:table-row>
        <table:table-row table:style-name="TableRow0604">
          <table:table-cell table:style-name="TableCell060400">
            <text:p text:style-name="P155"><text:span text:style-name="T240">Pós-condições</text:span><text:span text:style-name="T241"/></text:p>
          </table:table-cell>
          <table:table-cell table:style-name="TableCell060401">
            <text:p text:style-name="P156"><text:span text:style-name="T242">O sistema volta ao menu inicial.</text:span><text:span text:style-name="T243"/></text:p>
          </table:table-cell>
        </table:table-row>
        <table:table-row table:style-name="TableRow0605">
          <table:table-cell table:style-name="TableCell060500">
            <text:p text:style-name="P159"><text:span text:style-name="T245">Fluxo Alternativo</text:span><text:span text:style-name="T246"/></text:p>
          </table:table-cell>
          <table:table-cell table:style-name="TableCell060501">
            <text:p text:style-name="P160"><text:span text:style-name="T246"/></text:p>
          </table:table-cell>
        </table:table-row>
        <table:table-row table:style-name="TableRow0606">
          <table:table-cell table:style-name="TableCell060600">
            <text:p text:style-name="P163"><text:span text:style-name="T248">Fluxo de Exceção</text:span><text:span text:style-name="T249"/></text:p>
          </table:table-cell>
          <table:table-cell table:style-name="TableCell060601">
            <text:p text:style-name="P164"><text:span text:style-name="T250">Ocorre quando algum dado alterado contradiz alguma regra de negócio.</text:span></text:p>
            <text:p text:style-name="P164"><text:span text:style-name="T250">1.1 O sistema indica que a pessoa a selecionada para participar da atividade ou ação não estar vinculada ao grupo solidário que estar realizando atividade/ação.</text:span></text:p>
            <text:p text:style-name="P164"><text:span text:style-name="T250">1.2 O caso retorna ao passo 1.</text:span><text:span text:style-name="T251"/></text:p>
          </table:table-cell>
        </table:table-row>
        <table:table-row table:style-name="TableRow0607">
          <table:table-cell table:style-name="TableCell060700">
            <text:p text:style-name="P167"><text:span text:style-name="T253">Regras de Negócio</text:span></text:p>
          </table:table-cell>
          <table:table-cell table:style-name="TableCell060701">
            <text:p text:style-name="P167"><text:span text:style-name="T253">As pessoas cadastradas podem somente participar de atividades ou ações realizadas pelo grupo solidário em que estão vinculadas </text:span></text:p>
          </table:table-cell>
        </table:table-row>
      </table:table>
      <text:p text:style-name="P169"><text:span text:style-name="T255"/></text:p>
      <text:p text:style-name="P169"><text:span text:style-name="T255"/></text:p>
      <text:p text:style-name="P169"><text:span text:style-name="T25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71"><text:span text:style-name="T257">CDU 3</text:span><text:span text:style-name="T258"/></text:p>
          </table:table-cell>
          <table:table-cell table:style-name="TableCell070001">
            <text:p text:style-name="P171"><text:span text:style-name="T259">Gerenciar Atividade – Editar Atividade</text:span><text:span text:style-name="T260"/></text:p>
          </table:table-cell>
        </table:table-row>
        <table:table-row table:style-name="TableRow0701">
          <table:table-cell table:style-name="TableCell070100">
            <text:p text:style-name="P174"><text:span text:style-name="T262">Atores</text:span><text:span text:style-name="T263"/></text:p>
          </table:table-cell>
          <table:table-cell table:style-name="TableCell070101">
            <text:p text:style-name="P175"><text:span text:style-name="T264">Estagiário</text:span><text:span text:style-name="T265"/></text:p>
          </table:table-cell>
        </table:table-row>
        <table:table-row table:style-name="TableRow0702">
          <table:table-cell table:style-name="TableCell070200">
            <text:p text:style-name="P178"><text:span text:style-name="T267">Pré-condições</text:span><text:span text:style-name="T268"/></text:p>
          </table:table-cell>
          <table:table-cell table:style-name="TableCell070201">
            <text:p text:style-name="P179"><text:span text:style-name="T269">1. Estar logado em alguma conta. </text:span></text:p>
            <text:p text:style-name="P179"><text:span text:style-name="T269">2. Estar na Tela Principal do sistema</text:span><text:span text:style-name="T270"/></text:p>
          </table:table-cell>
        </table:table-row>
        <table:table-row table:style-name="TableRow0703">
          <table:table-cell table:style-name="TableCell070300">
            <text:p text:style-name="P182"><text:span text:style-name="T272">Fluxo Principal</text:span><text:span text:style-name="T273"/></text:p>
          </table:table-cell>
          <table:table-cell table:style-name="TableCell070301">
            <text:list text:style-name="L183">
              <text:list-item>
                <text:p text:style-name="P183"><text:span text:style-name="T274">Estagiário seleciona uma opção: Ação ou Atividade</text:span></text:p>
              </text:list-item>
              <text:list-item>
                <text:p text:style-name="P183"><text:span text:style-name="T274">O Estagiário seleciona o grupo solidário;</text:span></text:p>
              </text:list-item>
              <text:list-item>
                <text:p text:style-name="P183"><text:span text:style-name="T274">O Estagiário busca a atividade/ação vinculada ao grupo selecionado que deseja editar.</text:span></text:p>
              </text:list-item>
              <text:list-item>
                <text:p text:style-name="P183"><text:span text:style-name="T274">O sistema atualiza os dados;</text:span></text:p>
              </text:list-item>
              <text:list-item>
                <text:p text:style-name="P183"><text:span text:style-name="T274">O sistema exibe uma mensagem de “Edição Realizada”;</text:span></text:p>
              </text:list-item>
              <text:list-item>
                <text:p text:style-name="P183"><text:span text:style-name="T274">O caso de uso termina.</text:span><text:span text:style-name="T275"/></text:p>
              </text:list-item>
            </text:list>
          </table:table-cell>
        </table:table-row>
        <table:table-row table:style-name="TableRow0704">
          <table:table-cell table:style-name="TableCell070400">
            <text:p text:style-name="P186"><text:span text:style-name="T277">Pós-condições</text:span><text:span text:style-name="T278"/></text:p>
          </table:table-cell>
          <table:table-cell table:style-name="TableCell070401">
            <text:p text:style-name="P187"><text:span text:style-name="T279">O sistema volta ao menu inicial.</text:span><text:span text:style-name="T280"/></text:p>
          </table:table-cell>
        </table:table-row>
        <table:table-row table:style-name="TableRow0705">
          <table:table-cell table:style-name="TableCell070500">
            <text:p text:style-name="P190"><text:span text:style-name="T282">Fluxo Alternativo</text:span><text:span text:style-name="T283"/></text:p>
          </table:table-cell>
          <table:table-cell table:style-name="TableCell070501">
            <text:p text:style-name="P191"><text:span text:style-name="T283"/></text:p>
          </table:table-cell>
        </table:table-row>
        <table:table-row table:style-name="TableRow0706">
          <table:table-cell table:style-name="TableCell070600">
            <text:p text:style-name="P194"><text:span text:style-name="T285">Fluxo de Exceção</text:span><text:span text:style-name="T286"/></text:p>
          </table:table-cell>
          <table:table-cell table:style-name="TableCell070601">
            <text:p text:style-name="P195"><text:span text:style-name="T287">Ocorre quando algum dado alterado contradiz alguma regra de negócio.</text:span></text:p>
            <text:p text:style-name="P195"><text:span text:style-name="T287">1.1 O sistema indica que a pessoa a selecionada para participar da atividade ou ação não estar vinculada ao grupo solidário que estar realizando atividade/ação.</text:span></text:p>
            <text:p text:style-name="P195"><text:span text:style-name="T287">1.2 O caso retorna ao passo 1.</text:span><text:span text:style-name="T288"/></text:p>
          </table:table-cell>
        </table:table-row>
        <table:table-row table:style-name="TableRow0707">
          <table:table-cell table:style-name="TableCell070700">
            <text:p text:style-name="P198"><text:span text:style-name="T290">Regras de Negócio</text:span><text:span text:style-name="T291"/></text:p>
          </table:table-cell>
          <table:table-cell table:style-name="TableCell070701">
            <text:p text:style-name="P199"><text:span text:style-name="T292">As pessoas cadastradas podem somente participar de atividades ou ações realizadas pelo grupo solidário em que estão vinculadas</text:span><text:span text:style-name="T293"/></text:p>
          </table:table-cell>
        </table:table-row>
      </table:table>
      <text:p text:style-name="P201"><text:span text:style-name="T294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203"><text:span text:style-name="T296">CDU 3</text:span><text:span text:style-name="T297"/></text:p>
          </table:table-cell>
          <table:table-cell table:style-name="TableCell080001">
            <text:p text:style-name="P203"><text:span text:style-name="T298">Gerenciar Atividade – Excluir Atividade</text:span><text:span text:style-name="T299"/></text:p>
          </table:table-cell>
        </table:table-row>
        <table:table-row table:style-name="TableRow0801">
          <table:table-cell table:style-name="TableCell080100">
            <text:p text:style-name="P206"><text:span text:style-name="T301">Atores</text:span><text:span text:style-name="T302"/></text:p>
          </table:table-cell>
          <table:table-cell table:style-name="TableCell080101">
            <text:p text:style-name="P207"><text:span text:style-name="T303">Estagiário</text:span><text:span text:style-name="T304"/></text:p>
          </table:table-cell>
        </table:table-row>
        <table:table-row table:style-name="TableRow0802">
          <table:table-cell table:style-name="TableCell080200">
            <text:p text:style-name="P210"><text:span text:style-name="T306">Pré-condições</text:span><text:span text:style-name="T307"/></text:p>
          </table:table-cell>
          <table:table-cell table:style-name="TableCell080201">
            <text:p text:style-name="P211"><text:span text:style-name="T308">1. Estar logado em alguma conta. </text:span></text:p>
            <text:p text:style-name="P211"><text:span text:style-name="T308">2. Estar na Tela Principal do sistema</text:span><text:span text:style-name="T309"/></text:p>
          </table:table-cell>
        </table:table-row>
        <table:table-row table:style-name="TableRow0803">
          <table:table-cell table:style-name="TableCell080300">
            <text:p text:style-name="P214"><text:span text:style-name="T311">Fluxo Principal</text:span><text:span text:style-name="T312"/></text:p>
          </table:table-cell>
          <table:table-cell table:style-name="TableCell080301">
            <text:list text:style-name="L215">
              <text:list-item>
                <text:p text:style-name="P215"><text:span text:style-name="T313">Estagiário seleciona uma opção: Ação ou Atividade</text:span></text:p>
              </text:list-item>
              <text:list-item>
                <text:p text:style-name="P215"><text:span text:style-name="T313">O Estagiário seleciona o grupo solidário;</text:span></text:p>
              </text:list-item>
              <text:list-item>
                <text:p text:style-name="P215"><text:span text:style-name="T313">O Estagiário busca a atividade/ação que deseja excluir.</text:span></text:p>
              </text:list-item>
              <text:list-item>
                <text:p text:style-name="P215"><text:span text:style-name="T313">O sistema excluir os dados;</text:span></text:p>
              </text:list-item>
              <text:list-item>
                <text:p text:style-name="P215"><text:span text:style-name="T313">O sistema exibe uma mensagem de “Exclusão Realizada”;</text:span></text:p>
              </text:list-item>
              <text:list-item>
                <text:p text:style-name="P215"><text:span text:style-name="T313">O caso de uso termina.</text:span><text:span text:style-name="T314"/></text:p>
              </text:list-item>
            </text:list>
          </table:table-cell>
        </table:table-row>
        <table:table-row table:style-name="TableRow0804">
          <table:table-cell table:style-name="TableCell080400">
            <text:p text:style-name="P218"><text:span text:style-name="T316">Pós-condições</text:span><text:span text:style-name="T317"/></text:p>
          </table:table-cell>
          <table:table-cell table:style-name="TableCell080401">
            <text:p text:style-name="P219"><text:span text:style-name="T318">O sistema volta ao menu inicial.</text:span><text:span text:style-name="T319"/></text:p>
          </table:table-cell>
        </table:table-row>
        <table:table-row table:style-name="TableRow0805">
          <table:table-cell table:style-name="TableCell080500">
            <text:p text:style-name="P222"><text:span text:style-name="T321">Fluxo Alternativo</text:span><text:span text:style-name="T322"/></text:p>
          </table:table-cell>
          <table:table-cell table:style-name="TableCell080501">
            <text:p text:style-name="P223"><text:span text:style-name="T322"/></text:p>
          </table:table-cell>
        </table:table-row>
        <table:table-row table:style-name="TableRow0806">
          <table:table-cell table:style-name="TableCell080600">
            <text:p text:style-name="P226"><text:span text:style-name="T324">Fluxo de Exceção</text:span><text:span text:style-name="T325"/></text:p>
          </table:table-cell>
          <table:table-cell table:style-name="TableCell080601">
            <text:p text:style-name="P227"><text:span text:style-name="T325"/></text:p>
          </table:table-cell>
        </table:table-row>
        <table:table-row table:style-name="TableRow0807">
          <table:table-cell table:style-name="TableCell080700">
            <text:p text:style-name="P230"><text:span text:style-name="T327">Regras de Negócio</text:span><text:span text:style-name="T328"/></text:p>
          </table:table-cell>
          <table:table-cell table:style-name="TableCell080701">
            <text:p text:style-name="P231"><text:span text:style-name="T328"/></text:p>
          </table:table-cell>
        </table:table-row>
      </table:table>
      <text:p text:style-name="P233"><text:span text:style-name="T329"/></text:p>
      <text:p text:style-name="P233"><text:span text:style-name="T329"/></text:p>
      <text:p text:style-name="P233"><text:span text:style-name="T329">2.4 Diagrama de Estados</text:span></text:p>
      <text:p text:style-name="P234"><text:span text:style-name="T330">Diagrama de Estados – Efetuar Login</text:span></text:p>
      <text:p text:style-name="P234"><draw:frame text:anchor-type="as-char" svg:width="170.13mm" svg:height="27.25mm" style:rel-width="scale" style:rel-height="scale"><draw:object-ole xlink:href="OleObj5"/><draw:image xlink:href="ObjectReplacements/OleObj5"/></draw:frame><text:span text:style-name="T331"/></text:p>
      <text:p text:style-name="P234"><text:span text:style-name="T332">Diagrama de Estados – Inserir Pessoa</text:span></text:p>
      <text:p text:style-name="P235"><draw:frame text:anchor-type="as-char" svg:width="105.57mm" svg:height="55.83mm" style:rel-width="scale" style:rel-height="scale"><draw:object-ole xlink:href="OleObj6"/><draw:image xlink:href="ObjectReplacements/OleObj6"/></draw:frame><text:span text:style-name="T333"/></text:p>
      <text:p text:style-name="P235"><text:span text:style-name="T333"/></text:p>
      <text:p text:style-name="P235"><text:span text:style-name="T333"/></text:p>
      <text:p text:style-name="P235"><text:span text:style-name="T333"/></text:p>
      <text:p text:style-name="P235"><text:span text:style-name="T333"/></text:p>
      <text:p text:style-name="P235"><text:span text:style-name="T333"/></text:p>
      <text:p text:style-name="P235"><text:span text:style-name="T333"/></text:p>
      <text:p text:style-name="P235"><text:span text:style-name="T333"/></text:p>
      <text:p text:style-name="P235"><text:span text:style-name="T333"/></text:p>
      <text:p text:style-name="P236"><text:span text:style-name="T334">Diagrama de Estados – Editar Pessoa</text:span></text:p>
      <text:p text:style-name="P236"><draw:frame text:anchor-type="as-char" svg:width="101.07mm" svg:height="57.68mm" style:rel-width="scale" style:rel-height="scale"><draw:object-ole xlink:href="OleObj7"/><draw:image xlink:href="ObjectReplacements/OleObj7"/></draw:frame><text:span text:style-name="T335"/></text:p>
      <text:p text:style-name="P236"><text:span text:style-name="T335"/></text:p>
      <text:p text:style-name="P236"><text:span text:style-name="T335"/></text:p>
      <text:p text:style-name="P236"><text:span text:style-name="T335"/></text:p>
      <text:p text:style-name="P236"><text:span text:style-name="T335"/></text:p>
      <text:p text:style-name="P236"><text:span text:style-name="T335"/></text:p>
      <text:p text:style-name="P236"><text:span text:style-name="T335"/></text:p>
      <text:p text:style-name="P236"><text:span text:style-name="T335"/></text:p>
      <text:p text:style-name="P236"><text:span text:style-name="T335"/></text:p>
      <text:p text:style-name="P236"><text:span text:style-name="T336">Diagrama de Estados – Excluir Pessoa</text:span></text:p>
      <text:p text:style-name="P236"><draw:frame text:anchor-type="as-char" svg:width="106.89mm" svg:height="55.83mm" style:rel-width="scale" style:rel-height="scale"><draw:object-ole xlink:href="OleObj8"/><draw:image xlink:href="ObjectReplacements/OleObj8"/></draw:frame><text:span text:style-name="T337"/></text:p>
      <text:p text:style-name="P236"><text:span text:style-name="T337"/></text:p>
      <text:p text:style-name="P236"><text:span text:style-name="T337"/></text:p>
      <text:p text:style-name="P236"><text:span text:style-name="T337"/></text:p>
      <text:p text:style-name="P236"><text:span text:style-name="T337"/></text:p>
      <text:p text:style-name="P236"><text:span text:style-name="T337"/></text:p>
      <text:p text:style-name="P236"><text:span text:style-name="T337"/></text:p>
      <text:p text:style-name="P236"><text:span text:style-name="T337"/></text:p>
      <text:p text:style-name="P237"><text:span text:style-name="T338">2.4 Diagrama Banco de Dados</text:span></text:p>
      <text:p text:style-name="P237"><draw:frame text:anchor-type="as-char" svg:width="152.14mm" svg:height="92.08mm" style:rel-width="scale" style:rel-height="scale"><draw:object-ole xlink:href="OleObj9"/><draw:image xlink:href="ObjectReplacements/OleObj9"/></draw:frame><text:span text:style-name="T339"/></text:p>
      <text:p text:style-name="P237"><text:span text:style-name="T339"/></text:p>
      <text:p text:style-name="P237"><text:span text:style-name="T339"/></text:p>
      <text:p text:style-name="P237"><text:span text:style-name="T339"/></text:p>
      <text:p text:style-name="P237"><text:span text:style-name="T339"/></text:p>
      <text:p text:style-name="P237"><text:span text:style-name="T339"/></text:p>
      <text:p text:style-name="P237"><text:span text:style-name="T339"/></text:p>
      <text:p text:style-name="P237"><text:span text:style-name="T339"/></text:p>
      <text:p text:style-name="P237"><text:span text:style-name="T339"/></text:p>
      <text:p text:style-name="P237"><text:span text:style-name="T339"/></text:p>
      <text:p text:style-name="P237"><text:span text:style-name="T339"/></text:p>
      <text:p text:style-name="P237"><text:span text:style-name="T339"/></text:p>
      <text:p text:style-name="P237"><text:span text:style-name="T340">3. Protótipo de Telas</text:span></text:p>
      <text:p text:style-name="P237"><text:span text:style-name="T340">3.1 Inserir Pessoa</text:span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draw:frame text:anchor-type="as-char" svg:width="137.85mm" svg:height="95.51mm" style:rel-width="scale" style:rel-height="scale"><draw:object-ole xlink:href="OleObj10"/><draw:image xlink:href="ObjectReplacements/OleObj10"/></draw:frame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1"/></text:p>
      <text:p text:style-name="P237"><text:span text:style-name="T342">3.2 Editar Pessoa</text:span></text:p>
      <text:p text:style-name="P237"><text:span text:style-name="T343"/></text:p>
      <text:p text:style-name="P237"><draw:frame text:anchor-type="as-char" svg:width="150.28mm" svg:height="94.19mm" style:rel-width="scale" style:rel-height="scale"><draw:object-ole xlink:href="OleObj11"/><draw:image xlink:href="ObjectReplacements/OleObj11"/></draw:frame><text:span text:style-name="T343"/></text:p>
      <text:p text:style-name="P237"><text:span text:style-name="T343"/></text:p>
      <text:p text:style-name="P237"><text:span text:style-name="T343"/></text:p>
      <text:p text:style-name="P237"><text:span text:style-name="T343"/></text:p>
      <text:p text:style-name="P237"><text:span text:style-name="T343"/></text:p>
      <text:p text:style-name="P237"><text:span text:style-name="T343"/></text:p>
      <text:p text:style-name="P237"><text:span text:style-name="T343"/></text:p>
      <text:p text:style-name="P237"><text:span text:style-name="T343"/></text:p>
      <text:p text:style-name="P237"><text:span text:style-name="T343"/></text:p>
      <text:p text:style-name="P237"><text:span text:style-name="T343"/></text:p>
      <text:p text:style-name="P237"><text:span text:style-name="T343"/></text:p>
      <text:p text:style-name="P237"><text:span text:style-name="T343"/></text:p>
      <text:p text:style-name="P237"><text:span text:style-name="T344">3.3 Inserir Pessoa</text:span></text:p>
      <text:p text:style-name="P237"><text:span text:style-name="T345"/></text:p>
      <text:p text:style-name="P237"><draw:frame text:anchor-type="as-char" svg:width="114.04mm" svg:height="105.83mm" style:rel-width="scale" style:rel-height="scale"><draw:object-ole xlink:href="OleObj12"/><draw:image xlink:href="ObjectReplacements/OleObj12"/></draw:frame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5"/></text:p>
      <text:p text:style-name="P237"><text:span text:style-name="T346">4. Diagrama de Pacotes</text:span></text:p>
      <text:p text:style-name="P237"><draw:frame text:anchor-type="as-char" svg:width="147.37mm" svg:height="70.91mm" style:rel-width="scale" style:rel-height="scale"><draw:object-ole xlink:href="OleObj13"/><draw:image xlink:href="ObjectReplacements/OleObj13"/></draw:frame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7"/></text:p>
      <text:p text:style-name="P237"><text:span text:style-name="T348">5. Diagrama de Classes</text:span></text:p>
      <text:p text:style-name="P237"><draw:frame text:anchor-type="as-char" svg:width="169.07mm" svg:height="109.54mm" style:rel-width="scale" style:rel-height="scale"><draw:object-ole xlink:href="OleObj14"/><draw:image xlink:href="ObjectReplacements/OleObj14"/></draw:frame><text:span text:style-name="T3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